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be4" officeooo:paragraph-rsid="00005b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jest testowy plik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 LibreOffice_project/98b30e735bda24bc04ab42594c85f7fd8be07b9c</meta:generator>
    <dc:date>2019-11-16T13:58:34.503000000</dc:date>
    <meta:editing-duration>PT46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</office:meta>
</office:document-meta>
</file>